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GB"/>
    </style:style>
    <style:style style:name="T3" style:parent-style-name="Policepardéfaut" style:family="text">
      <style:text-properties style:font-name="Cambria Math" style:font-name-complex="Cambria Math"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font-size="14pt" style:font-size-asian="14pt" style:font-size-complex="14pt" fo:language="en" fo:country="GB"/>
    </style:style>
    <style:style style:name="T6" style:parent-style-name="Policepardéfaut" style:family="text">
      <style:text-properties fo:language="en" fo:country="GB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style:font-name="Cambria Math" style:font-name-complex="Cambria Math"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style:font-name="Cambria Math" style:font-name-complex="Cambria Math"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style:font-name="Cambria Math" style:font-name-complex="Cambria Math" fo:language="en" fo:country="GB"/>
    </style:style>
    <style:style style:name="T13" style:parent-style-name="Policepardéfaut" style:family="text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style:font-name="Cambria Math" style:font-name-complex="Cambria Math"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font-size="14pt" style:font-size-asian="14pt" style:font-size-complex="14pt"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font-size="14pt" style:font-size-asian="14pt" style:font-size-complex="14pt"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font-size="14pt" style:font-size-asian="14pt" style:font-size-complex="14pt" fo:language="en" fo:country="GB"/>
    </style:style>
    <style:style style:name="P27" style:parent-style-name="Normal" style:family="paragraph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style:font-name="Cambria Math" style:font-name-complex="Cambria Math" fo:language="en" fo:country="GB"/>
    </style:style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fo:font-size="14pt" style:font-size-asian="14pt" style:font-size-complex="14pt" fo:language="en" fo:country="GB"/>
    </style:style>
    <style:style style:name="T32" style:parent-style-name="Policepardéfaut" style:family="text">
      <style:text-properties fo:language="en" fo:country="GB"/>
    </style:style>
    <style:style style:name="T33" style:parent-style-name="Policepardéfaut" style:family="text">
      <style:text-properties fo:language="en" fo:country="GB"/>
    </style:style>
    <style:style style:name="T34" style:parent-style-name="Policepardéfaut" style:family="text">
      <style:text-properties style:font-name="Cambria Math" style:font-name-complex="Cambria Math" fo:language="en" fo:country="GB"/>
    </style:style>
    <style:style style:name="T35" style:parent-style-name="Policepardéfaut" style:family="text">
      <style:text-properties fo:language="en" fo:country="GB"/>
    </style:style>
    <style:style style:name="T36" style:parent-style-name="Policepardéfaut" style:family="text">
      <style:text-properties style:font-name-complex="Calibri" fo:language="en" fo:country="GB"/>
    </style:style>
    <style:style style:name="T37" style:parent-style-name="Policepardéfaut" style:family="text">
      <style:text-properties fo:language="en" fo:country="GB"/>
    </style:style>
    <style:style style:name="T38" style:parent-style-name="Policepardéfaut" style:family="text">
      <style:text-properties style:font-name-complex="Calibri" fo:language="en" fo:country="GB"/>
    </style:style>
    <style:style style:name="T39" style:parent-style-name="Policepardéfaut" style:family="text">
      <style:text-properties fo:language="en" fo:country="GB"/>
    </style:style>
    <style:style style:name="T40" style:parent-style-name="Policepardéfaut" style:family="text">
      <style:text-properties fo:font-size="14pt" style:font-size-asian="14pt" style:font-size-complex="14pt" fo:language="en" fo:country="GB"/>
    </style:style>
    <style:style style:name="T41" style:parent-style-name="Policepardéfaut" style:family="text">
      <style:text-properties fo:language="en" fo:country="GB"/>
    </style:style>
    <style:style style:name="T42" style:parent-style-name="Policepardéfaut" style:family="text">
      <style:text-properties style:font-name="Cambria Math" style:font-name-complex="Cambria Math" fo:language="en" fo:country="GB"/>
    </style:style>
    <style:style style:name="T43" style:parent-style-name="Policepardéfaut" style:family="text">
      <style:text-properties fo:language="en" fo:country="GB"/>
    </style:style>
    <style:style style:name="T44" style:parent-style-name="Policepardéfaut" style:family="text">
      <style:text-properties style:font-name="Cambria Math" style:font-name-complex="Cambria Math" fo:language="en" fo:country="GB"/>
    </style:style>
    <style:style style:name="T45" style:parent-style-name="Policepardéfaut" style:family="text">
      <style:text-properties fo:language="en" fo:country="GB"/>
    </style:style>
    <style:style style:name="T46" style:parent-style-name="Policepardéfaut" style:family="text">
      <style:text-properties style:font-name-complex="Calibri"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Policepardéfaut" style:family="text">
      <style:text-properties style:font-name-complex="Calibri" fo:language="en" fo:country="GB"/>
    </style:style>
    <style:style style:name="T49" style:parent-style-name="Policepardéfaut" style:family="text">
      <style:text-properties fo:language="en" fo:country="GB"/>
    </style:style>
    <style:style style:name="T50" style:parent-style-name="Policepardéfaut" style:family="text">
      <style:text-properties style:font-name-complex="Calibri"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Policepardéfaut" style:family="text">
      <style:text-properties style:font-name-complex="Calibri"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font-size="14pt" style:font-size-asian="14pt" style:font-size-complex="14pt" fo:language="en" fo:country="GB"/>
    </style:style>
    <style:style style:name="T55" style:parent-style-name="Policepardéfaut" style:family="text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span text:style-name="T2">Querry 1 : π country.country σ hosp_patients ≥ 5000 ( hospitalsdata<text:s/></text:span><text:span text:style-name="T3">⨝</text:span><text:span text:style-name="T4"><text:s/>hospitalsdata.iso_code = country.iso_code<text:s/></text:span><text:span text:style-name="T5">country</text:span><text:span text:style-name="T6"><text:s/>)</text:span></text:p>
      <text:p text:style-name="Normal"><text:span text:style-name="T7">{C.country | hospitalsdata(H)<text:s/></text:span><text:span text:style-name="T8">∧</text:span><text:span text:style-name="T9"><text:s/></text:span><text:span text:style-name="T10">∃</text:span><text:span text:style-name="T11">C(C.iso_code = H.iso_code<text:s/></text:span><text:span text:style-name="T12">∧</text:span><text:span text:style-name="T13"><text:s/>H.hosp_patients &gt;= 5000 )}</text:span></text:p>
      <text:p text:style-name="P14">Querry 2:</text:p>
      <text:p text:style-name="P15"/>
      <text:p text:style-name="Normal"><text:span text:style-name="T16">Querry 4 : π country.iso_code, hosp_patients / country.population→moyenne σ date = '2021-01-01' ( hospitalsdata<text:s/></text:span><text:span text:style-name="T17">⨝</text:span><text:span text:style-name="T18"><text:s/>hospitalsdata.iso_code = country.iso_code<text:s/></text:span><text:span text:style-name="T19">country</text:span><text:span text:style-name="T20"><text:s/>)</text:span></text:p>
      <text:p text:style-name="P21"/>
      <text:p text:style-name="Normal"><text:span text:style-name="T22">Querry 5: ρ country←iso_code, currentDate ← date<text:s/></text:span><text:span text:style-name="T23">π iso_code, date, hosp_patients, hosp_patients – (π hosp_patients σ date = currentDate - 1 and iso_code = country _code<text:s/></text:span><text:span text:style-name="T24">hospitalsdata</text:span><text:span text:style-name="T25">) <text:s text:c="2"/></text:span><text:span text:style-name="T26">hospitalsdata</text:span></text:p>
      <text:p text:style-name="P27"/>
      <text:p text:style-name="Normal"><text:span text:style-name="T28">Querry 6 : π vaccine.name, vaccine.id ( Vaccine<text:s/></text:span><text:span text:style-name="T29">⨝</text:span><text:span text:style-name="T30"><text:s/>vaccine.id = CountryVaccine.vaccine_id<text:s/></text:span><text:span text:style-name="T31">CountryVaccine</text:span><text:span text:style-name="T32"><text:s/></text:span><text:span text:style-name="T33">σ <text:s/>vaccine.id<text:s/></text:span><text:span text:style-name="T34"><text:s/></text:span><text:span text:style-name="T35">(<text:s/></text:span><text:span text:style-name="T36">π</text:span><text:span text:style-name="T37"><text:s/>vaccine_id<text:s/></text:span><text:span text:style-name="T38">σ</text:span><text:span text:style-name="T39"><text:s/>iso_code = 'FRA'<text:s/></text:span><text:span text:style-name="T40">CountryVaccine</text:span><text:span text:style-name="T41">) <text:s/></text:span><text:span text:style-name="T42">∧</text:span><text:span text:style-name="T43"><text:s/>σ <text:s/>vaccine.id<text:s/></text:span><text:span text:style-name="T44">∈</text:span><text:span text:style-name="T45">(<text:s/></text:span><text:span text:style-name="T46">π</text:span><text:span text:style-name="T47"><text:s/>vaccine_id<text:s/></text:span><text:span text:style-name="T48">σ</text:span><text:span text:style-name="T49"><text:s/>iso_code =<text:s/></text:span><text:span text:style-name="T50">‘</text:span><text:span text:style-name="T51">BEL</text:span><text:span text:style-name="T52">’</text:span><text:span text:style-name="T53"><text:s/></text:span><text:span text:style-name="T54">CountryVaccine</text:span><text:span text:style-name="T55">))</text:span></text:p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4" style:display-name="Titre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math" style:display-name="math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AISSA  Ossama</meta:initial-creator>
    <dc:creator>BENAISSA  Ossama</dc:creator>
    <meta:creation-date>2021-05-08T12:22:00Z</meta:creation-date>
    <dc:date>2021-05-09T18:07:00Z</dc:date>
    <meta:template xlink:href="Normal" xlink:type="simple"/>
    <meta:editing-cycles>6</meta:editing-cycles>
    <meta:editing-duration>PT61380S</meta:editing-duration>
    <meta:document-statistic meta:page-count="1" meta:paragraph-count="1" meta:word-count="127" meta:character-count="828" meta:row-count="5" meta:non-whitespace-character-count="702"/>
  </office:meta>
</office:document-meta>
</file>